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nm="http://www.gnumeric.org/odf-extension/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date-style style:name="N115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6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00/00/00</text:date>, <text:time style:data-style-name="N2" text:time-value="22:37:09.222188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4T22:37:50.604985284</dc:date>
    <meta:creation-date>2014-12-14T08:12:00Z</meta:creation-date>
    <meta:editing-cycles>556</meta:editing-cycles>
    <meta:editing-duration>PT23H14M34S</meta:editing-duration>
    <meta:generator>LibreOffice/6.4.6.2$Linux_X86_64 LibreOffice_project/40$Build-2</meta:generator>
    <meta:document-statistic meta:table-count="10" meta:cell-count="1662" meta:object-count="0"/>
  </office:meta>
</office:document-meta>
</file>